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GINX Pod Startup Tim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Scheduled</text:p>
          </table:table-cell>
          <table:table-cell table:style-name="ce1" office:value-type="string" calcext:value-type="string">
            <text:p>Started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B2]-[.C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3]-[.C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4]-[.C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]-[.C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6]-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7]-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8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9]-[.C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10]-[.C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11]-[.C11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verage:</text:p>
          </table:table-cell>
          <table:table-cell table:style-name="ce2" table:formula="of:=AVERAGE([.D2:.D11])" office:value-type="float" office:value="4.8" calcext:value-type="float">
            <text:p>5</text:p>
          </table:table-cell>
        </table:table-row>
      </table:table>
      <table:table table:name="NodeJS Pod Startup Time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Scheduled</text:p>
          </table:table-cell>
          <table:table-cell table:style-name="ce1" office:value-type="string" calcext:value-type="string">
            <text:p>Started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table:formula="of:=[.B2]-[.C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3]-[.C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B4]-[.C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[.B5]-[.C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6]-[.C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B7]-[.C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8]-[.C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9]-[.C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formula="of:=[.B10]-[.C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11]-[.C1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verage:</text:p>
          </table:table-cell>
          <table:table-cell table:style-name="ce2" table:formula="of:=AVERAGE([.D2:.D11])" office:value-type="float" office:value="14.2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5:14:06.751736970</meta:creation-date>
    <dc:date>2019-11-29T05:31:05.278856930</dc:date>
    <meta:editing-duration>PT16M58S</meta:editing-duration>
    <meta:editing-cycles>2</meta:editing-cycles>
    <meta:generator>LibreOffice/6.0.7.3$Linux_X86_64 LibreOffice_project/00m0$Build-3</meta:generator>
    <meta:document-statistic meta:table-count="2" meta:cell-count="92" meta:object-count="0"/>
  </office:meta>
</office:document-meta>
</file>